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50215172041" table:style-name="ta1">
        <table:shapes>
          <draw:frame draw:z-index="0" draw:style-name="gr1" draw:text-style-name="P1" svg:width="22.797cm" svg:height="9.005cm" svg:x="11.618cm" svg:y="3.771cm">
            <draw:object draw:notify-on-update-of-ranges="'20250215172041'.A1:'20250215172041'.A60 '20250215172041'.B1:'20250215172041'.B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.2" calcext:value-type="float">
            <text:p>49.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1.1" calcext:value-type="float">
            <text:p>51.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.8" calcext:value-type="float">
            <text:p>51.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3.1" calcext:value-type="float">
            <text:p>53.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.7" calcext:value-type="float">
            <text:p>55.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8.6" calcext:value-type="float">
            <text:p>58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.2" calcext:value-type="float">
            <text:p>59.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.1" calcext:value-type="float">
            <text:p>60.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.2" calcext:value-type="float">
            <text:p>53.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.4" calcext:value-type="float">
            <text:p>50.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.1" calcext:value-type="float">
            <text:p>45.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.1" calcext:value-type="float">
            <text:p>39.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.3" calcext:value-type="float">
            <text:p>35.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0.7" calcext:value-type="float">
            <text:p>30.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.4" calcext:value-type="float">
            <text:p>30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'VL ゴシック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5T18:37:50.461149077</dc:date>
    <meta:editing-duration>PT1H3M40S</meta:editing-duration>
    <meta:editing-cycles>2</meta:editing-cycles>
    <meta:generator>LibreOffice/7.4.7.2$Linux_AARCH64 LibreOffice_project/40$Build-2</meta:generator>
    <meta:document-statistic meta:table-count="1" meta:cell-count="12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98cm" svg:height="9.006cm" xlink:href=".." xlink:type="simple" chart:class="chart:scatter" chart:style-name="ch1">
        <chart:title svg:x="10.191cm" svg:y="0.316cm" chart:style-name="ch2">
          <text:p>温度の測定</text:p>
        </chart:title>
        <chart:plot-area chart:style-name="ch3" table:cell-range-address="'20250215172041'.A1:'20250215172041'.B60" svg:x="1.546cm" svg:y="1.433cm" svg:width="20.797cm" svg:height="6.332cm">
          <chart:coordinate-region svg:x="2.167cm" svg:y="1.632cm" svg:width="19.989cm" svg:height="5.486cm"/>
          <chart:axis chart:dimension="x" chart:name="primary-x" chart:style-name="ch4">
            <chart:title svg:x="11.252cm" svg:y="7.945cm" chart:style-name="ch5">
              <text:p>計測回数</text:p>
            </chart:title>
          </chart:axis>
          <chart:axis chart:dimension="y" chart:name="primary-y" chart:style-name="ch6">
            <chart:title svg:x="0.451cm" svg:y="5.45cm" chart:style-name="ch7">
              <text:p>温度（℃）</text:p>
            </chart:title>
            <chart:grid chart:style-name="ch8" chart:class="major"/>
          </chart:axis>
          <chart:series chart:style-name="ch9" chart:values-cell-range-address="'20250215172041'.B1:'20250215172041'.B60" chart:class="chart:scatter">
            <chart:domain table:cell-range-address="'20250215172041'.A1:'20250215172041'.A60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0250215172041'.A1:'20250215172041'.A60</svg:desc>
                </draw:g>
              </table:table-cell>
              <table:table-cell office:value-type="float" office:value="20.1">
                <text:p>20.1</text:p>
                <draw:g>
                  <svg:desc>'20250215172041'.B1:'20250215172041'.B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0.4">
                <text:p>3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